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nterest</text:p>
          </table:table-cell>
          <table:table-cell office:value-type="string" calcext:value-type="string">
            <text:p>periodos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(1+[.$A2]) ^ -[.B2]" office:value-type="float" office:value="0.5" calcext:value-type="float">
            <text:p>0.5</text:p>
          </table:table-cell>
          <table:table-cell table:formula="of:=(1+[.$A2]) ^ -[.C2]" office:value-type="float" office:value="0.25" calcext:value-type="float">
            <text:p>0.25</text:p>
          </table:table-cell>
          <table:table-cell table:formula="of:=(1+[.$A2]) ^ -[.D2]" office:value-type="float" office:value="0.125" calcext:value-type="float">
            <text:p>0.125</text:p>
          </table:table-cell>
          <table:table-cell table:formula="of:=(1+[.$A2]) ^ -[.E2]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(1+[.$A3]) ^ -[.B3]" office:value-type="float" office:value="0.333333333333333" calcext:value-type="float">
            <text:p>0.333333333333333</text:p>
          </table:table-cell>
          <table:table-cell table:formula="of:=(1+[.$A3]) ^ -[.C3]" office:value-type="float" office:value="0.111111111111111" calcext:value-type="float">
            <text:p>0.111111111111111</text:p>
          </table:table-cell>
          <table:table-cell table:formula="of:=(1+[.$A3]) ^ -[.D3]" office:value-type="float" office:value="0.037037037037037" calcext:value-type="float">
            <text:p>0.037037037037037</text:p>
          </table:table-cell>
          <table:table-cell table:formula="of:=(1+[.$A3]) ^ -[.E3]" office:value-type="float" office:value="0.0123456790123457" calcext:value-type="float">
            <text:p>0.0123456790123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(1+[.$A4]) ^ -[.B4]" office:value-type="float" office:value="0.25" calcext:value-type="float">
            <text:p>0.25</text:p>
          </table:table-cell>
          <table:table-cell table:formula="of:=(1+[.$A4]) ^ -[.C4]" office:value-type="float" office:value="0.0625" calcext:value-type="float">
            <text:p>0.0625</text:p>
          </table:table-cell>
          <table:table-cell table:formula="of:=(1+[.$A4]) ^ -[.D4]" office:value-type="float" office:value="0.015625" calcext:value-type="float">
            <text:p>0.015625</text:p>
          </table:table-cell>
          <table:table-cell table:formula="of:=(1+[.$A4]) ^ -[.E4]" office:value-type="float" office:value="0.00390625" calcext:value-type="float">
            <text:p>0.00390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(1+[.$A5]) ^ -[.B5]" office:value-type="float" office:value="0.2" calcext:value-type="float">
            <text:p>0.2</text:p>
          </table:table-cell>
          <table:table-cell table:formula="of:=(1+[.$A5]) ^ -[.C5]" office:value-type="float" office:value="0.04" calcext:value-type="float">
            <text:p>0.04</text:p>
          </table:table-cell>
          <table:table-cell table:formula="of:=(1+[.$A5]) ^ -[.D5]" office:value-type="float" office:value="0.008" calcext:value-type="float">
            <text:p>0.008</text:p>
          </table:table-cell>
          <table:table-cell table:formula="of:=(1+[.$A5]) ^ -[.E5]" office:value-type="float" office:value="0.0016" calcext:value-type="float">
            <text:p>0.00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(1+[.$A6]) ^ -[.B6]" office:value-type="float" office:value="0.166666666666667" calcext:value-type="float">
            <text:p>0.166666666666667</text:p>
          </table:table-cell>
          <table:table-cell table:formula="of:=(1+[.$A6]) ^ -[.C6]" office:value-type="float" office:value="0.0277777777777778" calcext:value-type="float">
            <text:p>0.027777777777778</text:p>
          </table:table-cell>
          <table:table-cell table:formula="of:=(1+[.$A6]) ^ -[.D6]" office:value-type="float" office:value="0.00462962962962963" calcext:value-type="float">
            <text:p>0.00462962962963</text:p>
          </table:table-cell>
          <table:table-cell table:formula="of:=(1+[.$A6]) ^ -[.E6]" office:value-type="float" office:value="0.000771604938271605" calcext:value-type="float">
            <text:p>0.0007716049382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(1+[.$A7]) ^ -[.B7]" office:value-type="float" office:value="0.142857142857143" calcext:value-type="float">
            <text:p>0.142857142857143</text:p>
          </table:table-cell>
          <table:table-cell table:formula="of:=(1+[.$A7]) ^ -[.C7]" office:value-type="float" office:value="0.0204081632653061" calcext:value-type="float">
            <text:p>0.020408163265306</text:p>
          </table:table-cell>
          <table:table-cell table:formula="of:=(1+[.$A7]) ^ -[.D7]" office:value-type="float" office:value="0.00291545189504373" calcext:value-type="float">
            <text:p>0.002915451895044</text:p>
          </table:table-cell>
          <table:table-cell table:formula="of:=(1+[.$A7]) ^ -[.E7]" office:value-type="float" office:value="0.00041649312786339" calcext:value-type="float">
            <text:p>0.0004164931278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(1+[.$A8]) ^ -[.B8]" office:value-type="float" office:value="0.125" calcext:value-type="float">
            <text:p>0.125</text:p>
          </table:table-cell>
          <table:table-cell table:formula="of:=(1+[.$A8]) ^ -[.C8]" office:value-type="float" office:value="0.015625" calcext:value-type="float">
            <text:p>0.015625</text:p>
          </table:table-cell>
          <table:table-cell table:formula="of:=(1+[.$A8]) ^ -[.D8]" office:value-type="float" office:value="0.001953125" calcext:value-type="float">
            <text:p>0.001953125</text:p>
          </table:table-cell>
          <table:table-cell table:formula="of:=(1+[.$A8]) ^ -[.E8]" office:value-type="float" office:value="0.000244140625" calcext:value-type="float">
            <text:p>0.0002441406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(1+[.$A9]) ^ -[.B9]" office:value-type="float" office:value="0.111111111111111" calcext:value-type="float">
            <text:p>0.111111111111111</text:p>
          </table:table-cell>
          <table:table-cell table:formula="of:=(1+[.$A9]) ^ -[.C9]" office:value-type="float" office:value="0.0123456790123457" calcext:value-type="float">
            <text:p>0.012345679012346</text:p>
          </table:table-cell>
          <table:table-cell table:formula="of:=(1+[.$A9]) ^ -[.D9]" office:value-type="float" office:value="0.00137174211248285" calcext:value-type="float">
            <text:p>0.001371742112483</text:p>
          </table:table-cell>
          <table:table-cell table:formula="of:=(1+[.$A9]) ^ -[.E9]" office:value-type="float" office:value="0.000152415790275873" calcext:value-type="float">
            <text:p>0.0001524157902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(1+[.$A10]) ^ -[.B10]" office:value-type="float" office:value="0.1" calcext:value-type="float">
            <text:p>0.1</text:p>
          </table:table-cell>
          <table:table-cell table:formula="of:=(1+[.$A10]) ^ -[.C10]" office:value-type="float" office:value="0.01" calcext:value-type="float">
            <text:p>0.01</text:p>
          </table:table-cell>
          <table:table-cell table:formula="of:=(1+[.$A10]) ^ -[.D10]" office:value-type="float" office:value="0.001" calcext:value-type="float">
            <text:p>0.001</text:p>
          </table:table-cell>
          <table:table-cell table:formula="of:=(1+[.$A10]) ^ -[.E10]"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(1+[.$A11]) ^ -[.B11]" office:value-type="float" office:value="0.0909090909090909" calcext:value-type="float">
            <text:p>0.090909090909091</text:p>
          </table:table-cell>
          <table:table-cell table:formula="of:=(1+[.$A11]) ^ -[.C11]" office:value-type="float" office:value="0.00826446280991736" calcext:value-type="float">
            <text:p>0.008264462809917</text:p>
          </table:table-cell>
          <table:table-cell table:formula="of:=(1+[.$A11]) ^ -[.D11]" office:value-type="float" office:value="0.000751314800901578" calcext:value-type="float">
            <text:p>0.000751314800902</text:p>
          </table:table-cell>
          <table:table-cell table:formula="of:=(1+[.$A11]) ^ -[.E11]" office:value-type="float" office:value="0.0000683013455365071" calcext:value-type="float">
            <text:p>6.83013455365071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18:00:12.744250480</meta:creation-date>
    <dc:date>2023-07-31T08:08:48.781387535</dc:date>
    <meta:editing-duration>PT13H58M26S</meta:editing-duration>
    <meta:editing-cycles>1</meta:editing-cycles>
    <meta:document-statistic meta:table-count="1" meta:cell-count="92" meta:object-count="0"/>
    <meta:generator>LibreOffice/7.0.4.2$Linux_X86_64 LibreOffice_project/00$Build-2</meta:generator>
  </office:meta>
</office:document-meta>
</file>